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T15_4" style:family="text">
      <style:text-properties fo:font-style="italic" style:font-style-asian="italic" style:font-style-complex="italic" fo:language="none" fo:language-asian="none" fo:language-complex="none"/>
    </style:style>
    <style:style style:name="T15_5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margin-left="1.058cm" fo:margin-right="1.058cm"/>
    </style:style>
    <style:style style:name="T19_1" style:family="text"/>
    <style:style style:name="P20" style:family="paragraph" style:parent-style-name="Heading_20_3">
      <style:paragraph-properties fo:margin-top="0.496cm" fo:margin-bottom="0.496cm"/>
    </style:style>
    <style:style style:name="T2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P24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5" style:family="paragraph" style:parent-style-name="Normal">
      <style:paragraph-properties fo:margin-left="1.058cm" fo:margin-right="1.058cm"/>
    </style:style>
    <style:style style:name="T25_1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Normal">
      <style:paragraph-properties fo:margin-left="1.058cm" fo:margin-right="1.058cm"/>
    </style:style>
    <style:style style:name="T32_1" style:family="text"/>
    <style:style style:name="P33" style:family="paragraph" style:parent-style-name="Heading_20_2">
      <style:paragraph-properties fo:margin-top="0.527cm" fo:margin-bottom="0.527cm"/>
    </style:style>
    <style:style style:name="T3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4" style:family="paragraph" style:parent-style-name="Normal">
      <style:paragraph-properties fo:margin-top="0.423cm" fo:margin-bottom="0.423cm"/>
    </style:style>
    <style:style style:name="T34_1" style:family="text"/>
  </office:automatic-styles>
  <office:body>
    <office:text>
      <text:h text:style-name="P1" text:outline-level="1"><text:span text:style-name="T1_1">Cryptocurrency<text:s/>Network<text:s/>Forks,<text:s/>Explained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9-08<text:s/>19:10:19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One<text:s/>of<text:s/>the<text:s/>beautiful<text:s/>features<text:s/>of<text:s/>open<text:s/>blockchains<text:s/>is<text:s/>their<text:s/>ability<text:s/>to<text:s/>"fork"<text:s/>in<text:s/>the<text:s/>event<text:s/>of<text:s/>an<text:s/>irreconcilable<text:s/>difference<text:s/>between<text:s/>community<text:s/>members.<text:s/>Many<text:s/>forks<text:s/>have<text:s/>happened<text:s/>in<text:s/>the<text:s/>short<text:s/>history<text:s/>of<text:s/>cryptos<text:s/>-<text:s/>Bitcoin<text:s/>to<text:s/>Bitcoin<text:s/>Cash<text:s/>and<text:s/>Ethereum<text:s/>to<text:s/>Ethereum<text:s/>Classic,<text:s/>to<text:s/>name<text:s/>two<text:s/>major<text:s/>ones.<text:s/>But<text:s/>what<text:s/>actually<text:s/>happens,<text:s/>technically,<text:s/>during<text:s/>at<text:s/>network<text:s/>fork?<text:s/>Does<text:s/>every<text:s/>fork<text:s/>have<text:s/>to<text:s/>be<text:s/>contentious?<text:s/>Lets<text:s/>look<text:s/>at<text:s/>what<text:s/>happens<text:s/>during<text:s/>a<text:s/>fork<text:s/>and<text:s/>some<text:s/>different<text:s/>types<text:s/>of<text:s/>forks.</text:span></text:p>
      <text:h text:style-name="P8" text:outline-level="2"><text:span text:style-name="T8_1">Split,<text:s/>Split,<text:s/>Split<text:s/>-<text:s/>What<text:s/>Forks<text:s/>Mean</text:span></text:h>
      <text:h text:style-name="P9" text:outline-level="3"><text:span text:style-name="T9_1">How<text:s/>a<text:s/>"Fork"<text:s/>Works</text:span></text:h>
      <text:p text:style-name="P10"><text:span text:style-name="T10_1">How<text:s/>does<text:s/>a<text:s/>fork<text:s/>actually<text:s/>occur<text:s/>on<text:s/>a<text:s/>cryptocurrency<text:s/>network?<text:s/>First,<text:s/>we<text:s/>need<text:s/>to<text:s/>explore<text:s/>and<text:s/>understand<text:s/>what<text:s/>a<text:s/>blockchain<text:s/>is<text:s/>and<text:s/>the<text:s/>role<text:s/>blockchains<text:s/>play<text:s/>in<text:s/>cryptocurrencies.<text:s/>A<text:s/></text:span><text:span text:style-name="T10_2">blockchain</text:span><text:span text:style-name="T10_3"><text:s/>is<text:s/>a<text:s/>globally<text:s/>distributed<text:s/>ledger<text:s/>of<text:s/>transactions<text:s/>between<text:s/>parties.<text:s/>For<text:s/>a<text:s/>set<text:s/>period<text:s/>of<text:s/>time<text:s/>(dependent<text:s/>on<text:s/>the<text:s/>network),<text:s/>transactions<text:s/>are<text:s/>batched<text:s/>together<text:s/>to<text:s/>form<text:s/>a<text:s/>new<text:s/></text:span><text:span text:style-name="T10_4">block</text:span><text:span text:style-name="T10_5"><text:s/>that<text:s/>is<text:s/>added<text:s/>to<text:s/>the<text:s/>chain.<text:s/>In<text:s/>Bitcoin,<text:s/>for<text:s/>example,<text:s/>new<text:s/>blocks<text:s/>are<text:s/>added<text:s/>approximately<text:s/>every<text:s/>ten<text:s/>minutes.<text:s/></text:span></text:p>
      <text:p text:style-name="P11"><text:span text:style-name="T11_1">The<text:s/>important<text:s/>thing<text:s/>to<text:s/>note<text:s/>is<text:s/>that<text:s/>these<text:s/>blocks<text:s/></text:span><text:span text:style-name="T11_2">must</text:span><text:span text:style-name="T11_3"><text:s/>follow<text:s/>an<text:s/>agreed<text:s/>upon<text:s/>set<text:s/>of<text:s/>rules<text:s/>to<text:s/>be<text:s/>included.<text:s/>Transactions<text:s/>must<text:s/>follow<text:s/>rules,<text:s/>the<text:s/>block<text:s/>reward<text:s/>for<text:s/>miners<text:s/>must<text:s/>be<text:s/>followed,<text:s/>proof<text:s/>of<text:s/>work<text:s/>must<text:s/>be<text:s/>valid,<text:s/>and<text:s/>more.<text:s/>All<text:s/>rules<text:s/>must<text:s/>be<text:s/>followed<text:s/>for<text:s/>the<text:s/>nodes<text:s/>on<text:s/>the<text:s/>network<text:s/>(miners<text:s/>and<text:s/>other<text:s/>full<text:s/>nodes)<text:s/>to<text:s/>recognize<text:s/>the<text:s/>block<text:s/>as<text:s/>valid<text:s/>and<text:s/>pass<text:s/>it<text:s/>around<text:s/>as<text:s/>part<text:s/>of<text:s/>the<text:s/>blockchain.<text:s/>If<text:s/>the<text:s/>block<text:s/>is<text:s/>invalid,<text:s/>then<text:s/>it<text:s/>is<text:s/>rejected.<text:s/></text:span></text:p>
      <text:p text:style-name="P12"><text:span text:style-name="T12_1">So<text:s/>what<text:s/>happens<text:s/>when<text:s/>the<text:s/>community<text:s/>wants<text:s/>to<text:s/>change<text:s/>the<text:s/>rules<text:s/>that<text:s/>the<text:s/>software<text:s/>follows?<text:s/>This<text:s/>is<text:s/>when<text:s/>the<text:s/>fork<text:s/>happens!<text:s/>A<text:s/>fork<text:s/>happens<text:s/>when<text:s/>nodes<text:s/>start<text:s/>producing<text:s/>blocks<text:s/>that<text:s/>follow<text:s/>a<text:s/></text:span><text:span text:style-name="T12_2">new<text:s/>set<text:s/>of<text:s/>protocol<text:s/>rules</text:span><text:span text:style-name="T12_3">.<text:s/>The<text:s/>blockchain<text:s/>diverges<text:s/>at<text:s/>this<text:s/>block<text:s/>into<text:s/>a<text:s/></text:span><text:span text:style-name="T12_4">new</text:span><text:span text:style-name="T12_5"><text:s/>chain,<text:s/>with<text:s/>the<text:s/>same<text:s/>history<text:s/>as<text:s/>the<text:s/>old<text:s/>one<text:s/>up<text:s/>until<text:s/>that<text:s/>point.</text:span></text:p>
      <text:p text:style-name="P13"><text:span text:style-name="T13_1">Let's<text:s/>look<text:s/>closer<text:s/>at<text:s/>some<text:s/>types<text:s/>of<text:s/>forks<text:s/>to<text:s/>help<text:s/>us<text:s/>understand<text:s/>this<text:s/>concept<text:s/>closer.</text:span></text:p>
      <text:h text:style-name="P14" text:outline-level="3"><text:span text:style-name="T14_1">Hard<text:s/>Forks<text:s/>(That<text:s/>Create<text:s/>New<text:s/>Currencies)</text:span></text:h>
      <text:p text:style-name="P15"><text:span text:style-name="T15_1">The<text:s/>first<text:s/>and<text:s/>most<text:s/>prominent<text:s/>example<text:s/>of<text:s/>forks<text:s/>are<text:s/></text:span><text:span text:style-name="T15_2">hard<text:s/>forks<text:s/></text:span><text:span text:style-name="T15_3">that<text:s/>create<text:s/>new<text:s/>cryptocurrencies.<text:s/>These<text:s/>are<text:s/>sometimes<text:s/>referred<text:s/>to<text:s/>as<text:s/></text:span><text:span text:style-name="T15_4">contentious<text:s/>hard<text:s/>forks</text:span><text:span text:style-name="T15_5">.<text:s/>A<text:s/>prime<text:s/>example<text:s/>of<text:s/>this<text:s/>is<text:s/>the<text:s/>creation<text:s/>of<text:s/>Bitcoin<text:s/>Cash<text:s/>from<text:s/>the<text:s/>Bitcoin<text:s/>chain.<text:s/></text:span></text:p>
      <text:p text:style-name="P16"><text:span text:style-name="T16_1">In<text:s/>August<text:s/>2017,<text:s/>a<text:s/>sizeable<text:s/>contingent<text:s/>of<text:s/>the<text:s/>Bitcoin<text:s/>community<text:s/>was<text:s/>unhappy<text:s/>with<text:s/>changes<text:s/>(or<text:s/>lack<text:s/>thereof)<text:s/>from<text:s/>the<text:s/>Bitcoin<text:s/>Core<text:s/>development<text:s/>team.<text:s/>Bitcoin<text:s/>Core<text:s/>is<text:s/>a<text:s/>reference<text:s/>implementation<text:s/>of<text:s/>a<text:s/>Bitcoin<text:s/>node<text:s/>that<text:s/></text:span><text:span text:style-name="T16_2">defines<text:s/>the<text:s/>Bitcoin<text:s/>protocol<text:s/>rules</text:span><text:span text:style-name="T16_3">.<text:s/>The<text:s/>Bitcoin<text:s/>Cash<text:s/>community<text:s/>wishes<text:s/>to<text:s/>increase<text:s/>the<text:s/>block<text:s/>size<text:s/>and<text:s/>reintroduce<text:s/>some<text:s/>Bitcoin<text:s/>scripting<text:s/>functionality,<text:s/>among<text:s/>other<text:s/>things.<text:s/>And<text:s/>so,<text:s/>the<text:s/>Bitcoin<text:s/>Cash<text:s/>community<text:s/>introduced<text:s/>new<text:s/>node<text:s/>software<text:s/>implementations<text:s/>such<text:s/>as<text:s/>Bitcoin<text:s/>ABC<text:s/>and<text:s/>Bitcoin<text:s/>unlimited<text:s/>that<text:s/>followed<text:s/>this<text:s/>desired<text:s/>ruleset.</text:span></text:p>
      <text:p text:style-name="P17"><text:span text:style-name="T17_1">At<text:s/>the<text:s/>time<text:s/>of<text:s/>the<text:s/>split,<text:s/>nodes<text:s/>and<text:s/>miners<text:s/>running<text:s/>Bitcoin<text:s/>Cash<text:s/>implementations<text:s/>such<text:s/>as<text:s/>ABC<text:s/>started<text:s/>creating<text:s/>new<text:s/>blocks<text:s/>that<text:s/>followed<text:s/>their<text:s/>ruleset,<text:s/>while<text:s/>Bitcoin<text:s/>Core<text:s/>clients<text:s/>continued<text:s/>with<text:s/>their<text:s/>ruleset.<text:s/>This<text:s/>created<text:s/>a<text:s/>divergence<text:s/>in<text:s/>the<text:s/>blockchain<text:s/>known<text:s/>as<text:s/>a<text:s/></text:span><text:span text:style-name="T17_2">hard<text:s/>fork</text:span><text:span text:style-name="T17_3">.</text:span></text:p>
      <text:p text:style-name="P18"><draw:frame svg:x="0cm" svg:y="0cm" svg:width="16.51cm" svg:height="12.753cm" draw:style-name="FR1" text:anchor-type="as-char" draw:z-index="0"><draw:image xlink:href="Pictures/image1.png" xlink:type="simple" xlink:show="embed" xlink:actuate="onLoad"/></draw:frame></text:p>
      <text:p text:style-name="P19"><text:span text:style-name="T19_1">The<text:s/>Bitcoin<text:s/>Cash<text:s/>Hard<text:s/>Fork</text:span></text:p>
      <text:h text:style-name="P20" text:outline-level="3"><text:span text:style-name="T20_1">Soft<text:s/>Forks</text:span></text:h>
      <text:p text:style-name="P21"><text:span text:style-name="T21_1">There<text:s/>are<text:s/>also<text:s/>"soft<text:s/>forks".<text:s/>Unlike<text:s/>hard<text:s/>forks,<text:s/>these<text:s/>don't<text:s/>require<text:s/>following<text:s/>a<text:s/>new<text:s/>software<text:s/>version<text:s/>or<text:s/>upgrading<text:s/>to<text:s/>continue<text:s/>using<text:s/>the<text:s/>network<text:s/>as<text:s/>new<text:s/>blocks<text:s/>are<text:s/>added.<text:s/></text:span></text:p>
      <text:p text:style-name="P22"><text:span text:style-name="T22_1">A<text:s/>prime<text:s/>example<text:s/>of<text:s/>this<text:s/>is<text:s/>the<text:s/>Bitcoin<text:s/>Segwit<text:s/>ruleset<text:s/>for<text:s/>transactions.<text:s/>Bitcoin<text:s/>Core<text:s/>developer<text:s/>Luke<text:s/>Dashjr<text:s/>figured<text:s/>out<text:s/>how<text:s/>to<text:s/>implement<text:s/>this<text:s/>change<text:s/>to<text:s/>the<text:s/>network<text:s/>without<text:s/>requiring<text:s/>old<text:s/>nodes<text:s/>to<text:s/>upgrade<text:s/>to<text:s/>continue<text:s/>following<text:s/>the<text:s/>Bitcoin<text:s/>chain.<text:s/>Upgraded<text:s/>nodes<text:s/>will<text:s/>recognize<text:s/>and<text:s/>enforce<text:s/>the<text:s/>rules<text:s/>for<text:s/>segwit<text:s/>transactions.<text:s/>Old<text:s/>nodes,<text:s/>however,<text:s/>simply<text:s/>ignore<text:s/>segwit<text:s/>transactions<text:s/>as<text:s/>"anyone<text:s/>can<text:s/>spend"<text:s/>transactions<text:s/>without<text:s/>having<text:s/>to<text:s/>understand<text:s/>the<text:s/>segwit<text:s/>rules.</text:span></text:p>
      <text:p text:style-name="P23"><text:span text:style-name="T23_1">Soft<text:s/>forks<text:s/>are<text:s/>useful<text:s/>for<text:s/>backward<text:s/>compatibility,<text:s/>which<text:s/>can<text:s/>ultimately<text:s/>make<text:s/>it<text:s/>easier<text:s/>for<text:s/>individuals<text:s/>and<text:s/>companies<text:s/>to<text:s/>continue<text:s/>using<text:s/>cryptocurrencies<text:s/>without<text:s/>constant<text:s/>upgrades.<text:s/>However,<text:s/>it's<text:s/>much<text:s/>easier<text:s/>to<text:s/>rapidly<text:s/>iterate<text:s/>and<text:s/>add<text:s/>new<text:s/>features<text:s/>using<text:s/>hard<text:s/>forks,<text:s/>with<text:s/>much<text:s/>less<text:s/>complexity<text:s/>than<text:s/>soft<text:s/>forks<text:s/>require.</text:span></text:p>
      <text:p text:style-name="P24"><draw:frame svg:x="0cm" svg:y="0cm" svg:width="16.51cm" svg:height="12.769cm" draw:style-name="FR2" text:anchor-type="as-char" draw:z-index="0"><draw:image xlink:href="Pictures/image2.png" xlink:type="simple" xlink:show="embed" xlink:actuate="onLoad"/></draw:frame></text:p>
      <text:p text:style-name="P25"><text:span text:style-name="T25_1">A<text:s/>soft<text:s/>fork,<text:s/>with<text:s/>no<text:s/>divergence<text:s/>in<text:s/>the<text:s/>blockchain</text:span></text:p>
      <text:h text:style-name="P26" text:outline-level="3"><text:span text:style-name="T26_1">Chain<text:s/>Splits</text:span></text:h>
      <text:p text:style-name="P27"><text:span text:style-name="T27_1">It's<text:s/>also<text:s/>important<text:s/>to<text:s/>note<text:s/>that<text:s/>not<text:s/>all<text:s/>hard<text:s/>forks<text:s/>result<text:s/>in<text:s/>the<text:s/>creation<text:s/>of<text:s/>new<text:s/>cryptocurrencies.<text:s/>In<text:s/>fact,<text:s/>most<text:s/>hard<text:s/>forks<text:s/>do<text:s/>not!<text:s/></text:span></text:p>
      <text:p text:style-name="P28"><text:span text:style-name="T28_1">Hard<text:s/>forks<text:s/>can<text:s/>occur<text:s/>on<text:s/>a<text:s/>single<text:s/>cryptocurrencies'<text:s/>chain<text:s/>in<text:s/>two<text:s/>ways.<text:s/>The<text:s/>first<text:s/>is<text:s/>when<text:s/>two<text:s/>miners<text:s/>are<text:s/>working<text:s/>to<text:s/>create<text:s/>two<text:s/>different<text:s/>blockchains<text:s/>that<text:s/>ultimately<text:s/>re-converge.<text:s/>Miners<text:s/>ultimately<text:s/>follow<text:s/>what<text:s/>is<text:s/>called<text:s/>the<text:s/>longest<text:s/>proof-of-work<text:s/>chain.<text:s/>Sometimes,<text:s/>miners<text:s/>in<text:s/>different<text:s/>parts<text:s/>of<text:s/>the<text:s/>world<text:s/>may<text:s/>create<text:s/>2-3<text:s/>blocks<text:s/>that<text:s/>are<text:s/>different<text:s/>than<text:s/>2-3<text:s/>blocks<text:s/>added<text:s/>somewhere<text:s/>else.<text:s/>However,<text:s/>these<text:s/>minor<text:s/>forks<text:s/>usually<text:s/>resolve<text:s/>themselves<text:s/>within<text:s/>a<text:s/>few<text:s/>blocks.</text:span></text:p>
      <text:p text:style-name="P29"><text:span text:style-name="T29_1">This<text:s/>sometimes<text:s/>happens<text:s/>due<text:s/>to<text:s/>software<text:s/>upgrades<text:s/>that<text:s/>don't<text:s/>change<text:s/>the<text:s/>ruleset,<text:s/>but<text:s/>result<text:s/>in<text:s/>software<text:s/>bugs.<text:s/>In<text:s/>Bitcoin,<text:s/>a<text:s/>change<text:s/>from<text:s/>BerkelyDB<text:s/>to<text:s/>LevelDB<text:s/>cause<text:s/>a<text:s/>sustained<text:s/>chain<text:s/>split.<text:s/>BerkelyDB<text:s/>was<text:s/>unable<text:s/>to<text:s/>handle<text:s/>larger<text:s/>but<text:s/>valid<text:s/>blocks,<text:s/>and<text:s/>so<text:s/>could<text:s/>not<text:s/>follow<text:s/>the<text:s/>chain<text:s/>that<text:s/>LevelDB<text:s/>nodes<text:s/>were<text:s/>running.<text:s/>Ultimately<text:s/>the<text:s/>community<text:s/>was<text:s/>able<text:s/>to<text:s/>quickly<text:s/>respond<text:s/>and<text:s/>fix<text:s/>old<text:s/>nodes<text:s/>or<text:s/>get<text:s/>users<text:s/>to<text:s/>upgrade.</text:span></text:p>
      <text:p text:style-name="P30"><text:span text:style-name="T30_1">As<text:s/>well,<text:s/>hard<text:s/>forks<text:s/>occur<text:s/>when<text:s/>the<text:s/>community<text:s/>agrees<text:s/>to<text:s/>upgrade<text:s/>the<text:s/>software<text:s/>for<text:s/>a<text:s/>new<text:s/>ruleset.<text:s/>This<text:s/>does<text:s/>diverge<text:s/>the<text:s/>blockchain<text:s/>as<text:s/>new<text:s/>nodes<text:s/>follow<text:s/>blocks<text:s/>with<text:s/>the<text:s/>new<text:s/>rules,<text:s/>but<text:s/>the<text:s/>old<text:s/>chain<text:s/>simply<text:s/>ends<text:s/>as<text:s/>users<text:s/>no<text:s/>longer<text:s/>follow<text:s/>the<text:s/>old<text:s/>rules.<text:s/>This<text:s/>can<text:s/>be<text:s/>used<text:s/>for<text:s/>rapid<text:s/>development<text:s/>and<text:s/>the<text:s/>introduction<text:s/>of<text:s/>new<text:s/>features<text:s/>with<text:s/>less<text:s/>complexity.</text:span></text:p>
      <text:p text:style-name="P31"><draw:frame svg:x="0cm" svg:y="0cm" svg:width="16.51cm" svg:height="12.769cm" draw:style-name="FR3" text:anchor-type="as-char" draw:z-index="0"><draw:image xlink:href="Pictures/image3.png" xlink:type="simple" xlink:show="embed" xlink:actuate="onLoad"/></draw:frame></text:p>
      <text:p text:style-name="P32"><text:span text:style-name="T32_1">A<text:s/>chain<text:s/>split,<text:s/>resulting<text:s/>in<text:s/>orphaned<text:s/>blocks<text:s/>but<text:s/>no<text:s/>new<text:s/>currency</text:span></text:p>
      <text:h text:style-name="P33" text:outline-level="2"><text:span text:style-name="T33_1">Forks...Not<text:s/>So<text:s/>Scary<text:s/>After<text:s/>All</text:span></text:h>
      <text:p text:style-name="P34"><text:span text:style-name="T34_1">With<text:s/>some<text:s/>understanding,<text:s/>we<text:s/>can<text:s/>see<text:s/>that<text:s/>blockchain<text:s/>forks<text:s/>aren't<text:s/>necessarily<text:s/>a<text:s/>bad<text:s/>thing<text:s/>at<text:s/>all.<text:s/>Splits<text:s/>in<text:s/>the<text:s/>community,<text:s/>while<text:s/>contentious,<text:s/>are<text:s/>a<text:s/>feature<text:s/>of<text:s/>the<text:s/>open-source<text:s/>ecosystem.<text:s/>Sometimes,<text:s/>it's<text:s/>possible<text:s/>to<text:s/>create<text:s/>soft<text:s/>forks<text:s/>that<text:s/>don't<text:s/>require<text:s/>users<text:s/>to<text:s/>upgrade<text:s/>to<text:s/>introduce<text:s/>new<text:s/>features.<text:s/>And<text:s/>finally,<text:s/>hard<text:s/>forks<text:s/>can<text:s/>and<text:s/>due<text:s/>occur<text:s/>due<text:s/>to<text:s/>software<text:s/>bugs<text:s/>or<text:s/>the<text:s/>intentional<text:s/>introduction<text:s/>of<text:s/>new<text:s/>rules<text:s/>on<text:s/>one<text:s/>cryptocurrency<text:s/>chain.<text:s/>Forks<text:s/>are<text:s/>a<text:s/>part<text:s/>of<text:s/>the<text:s/>system<text:s/>that<text:s/>happen,<text:s/>and<text:s/>aren't<text:s/>necessarily<text:s/>indicative<text:s/>of<text:s/>problems<text:s/>or<text:s/>community<text:s/>contention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ryptocurrency Network Forks, Explained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